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4pt" officeooo:paragraph-rsid="001a4bf3" style:font-size-asian="14pt" style:font-size-complex="14pt"/>
    </style:style>
    <style:style style:name="P2" style:family="paragraph" style:parent-style-name="Preformatted_20_Text">
      <style:text-properties style:font-name="Liberation Serif" fo:font-size="14pt" officeooo:rsid="001a4bf3" officeooo:paragraph-rsid="001a4bf3" style:font-size-asian="14pt" style:font-size-complex="14pt"/>
    </style:style>
    <style:style style:name="T1" style:family="text">
      <style:text-properties officeooo:rsid="001a4b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First <text:span text:style-name="T1">S</text:span>tep: Reading documentation about the specific ACRN hypervisor (see doc.txt file)<text:line-break/><text:line-break/><text:tab/>2nd <text:span text:style-name="T1">S</text:span>tep: Installing required configuration for ACRN to be installed/run</text:p>
      <text:p text:style-name="P1"><text:line-break/>Following: <text:s/><text:a xlink:type="simple" xlink:href="https://projectacrn.github.io/latest/getting-started/getting-started.html" text:style-name="Internet_20_link" text:visited-style-name="Visited_20_Internet_20_Link">https://projectacrn.github.io/latest/getting-started/getting-started.html</text:a></text:p>
      <text:p text:style-name="P1"><text:line-break/>-Got to install ubuntu Ubuntu Desktop 22.04 LTS on the dev machine<text:line-break/><text:line-break/>-Got to check for Target Board (I'll be using v2.5 from TIGER LAKE family since I'm suppose to run the hypervisor on a INTEL NUC11TNHi5 processor)<text:line-break/><text:line-break/>-Got to install Ubuntu Desktop 22.04 LTS on the targeted machine (same reason)<text:line-break/><text:line-break/><text:tab/>3rd <text:span text:style-name="T1">S</text:span>tep: Installing and running <text:span text:style-name="T1">Ubuntu</text:span> RTOS <text:line-break/><text:line-break/>Following: <text:a xlink:type="simple" xlink:href="https://projectacrn.github.io/latest/getting-started/sample-app.html" text:style-name="Internet_20_link" text:visited-style-name="Visited_20_Internet_20_Link">https://projectacrn.github.io/latest/getting-started/sample-app.html</text:a></text:p>
      <text:p text:style-name="P1"/>
      <text:p text:style-name="P2"><text:tab/>4th Step : Perform tests to measure acrn and RTOS perfomances</text:p>
      <text:p text:style-name="P2"><text:tab/></text:p>
      <text:p text:style-name="P2"><text:tab/>5th Step : Installing Zephyr OS and run it in a simple scenario</text:p>
      <text:p text:style-name="P2"/>
      <text:p text:style-name="P2"><text:tab/>6th Step : Run Zephyr OS in a hybrid scenario</text:p>
      <text:p text:style-name="P2"/>
      <text:p text:style-name="P1">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15T17:10:16.641000000</dc:date>
    <meta:editing-duration>PT1H11M19S</meta:editing-duration>
    <meta:editing-cycles>1</meta:editing-cycles>
    <meta:document-statistic meta:table-count="0" meta:image-count="0" meta:object-count="0" meta:page-count="1" meta:paragraph-count="8" meta:word-count="118" meta:character-count="849" meta:non-whitespace-character-count="718"/>
    <meta:generator>LibreOffice/6.0.7.3$Windows_X86_64 LibreOffice_project/dc89aa7a9eabfd848af146d5086077aeed2ae4a5</meta:generator>
  </office:meta>
</office:document-meta>
</file>